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a9ac6" officeooo:paragraph-rsid="000a9ac6"/>
    </style:style>
    <style:style style:name="P2" style:family="paragraph" style:parent-style-name="Standard" style:list-style-name="L1">
      <style:text-properties officeooo:rsid="000a9ac6" officeooo:paragraph-rsid="000a9a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uesday!</text:p>
      <text:p text:style-name="P1"/>
      <text:list xml:id="list6555925787549623134" text:style-name="L1">
        <text:list-item>
          <text:p text:style-name="P2">Run bash /opt/trace_ansible/files/setup-passwordless-ssh.sh (make sure password is set in files/list_of_servers)</text:p>
          <text:p text:style-name="P2"/>
        </text:list-item>
        <text:list-item>
          <text:p text:style-name="P2">Copy both id_rsa and id_rsa.pub from control machine ~/.ssh/ to files/id_rsa*</text:p>
          <text:p text:style-name="P2"/>
        </text:list-item>
        <text:list-item>
          <text:p text:style-name="P2">Test connection to all IPs</text:p>
          <text:p text:style-name="P2"/>
        </text:list-item>
        <text:list-item>
          <text:p text:style-name="P2">ansible-playbook -i inventory playbook-sample.yml</text:p>
          <text:p text:style-name="P2"/>
        </text:list-item>
        <text:list-item>
          <text:p text:style-name="P2">test connection master &lt;→-→-&gt; worker <text:s/>(2 way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3:45:55.083932821</meta:creation-date>
    <dc:date>2016-12-09T15:35:56.233225350</dc:date>
    <meta:editing-duration>PT1H39M51S</meta:editing-duration>
    <meta:editing-cycles>1</meta:editing-cycles>
    <meta:document-statistic meta:table-count="0" meta:image-count="0" meta:object-count="0" meta:page-count="1" meta:paragraph-count="10" meta:word-count="47" meta:character-count="327" meta:non-whitespace-character-count="294"/>
    <meta:generator>LibreOffice/5.1.6.2.0$Linux_X86_64 LibreOffice_project/10$Build-2</meta:generator>
  </office:meta>
</office:document-meta>
</file>